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2.9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45cm" fo:min-width="2.9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2.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395cm" fo:min-width="2.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2.6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5cm" fo:min-width="4.345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3.5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05cm" fo:min-width="3.5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3.5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5cm" fo:min-width="3.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75cm" fo:min-width="2.9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5cm" fo:min-width="2.8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15cm" fo:min-width="2.8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2.8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68cm" fo:min-width="3.5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75cm" fo:min-width="3.5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668cm" fo:min-width="5.6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15cm" fo:min-width="5.6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132cm" fo:min-width="5.6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85cm" fo:min-width="2.8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 style:writing-mode="lr-tb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oot scheme" draw:style-name="dp1" draw:master-page-name="Výchozí">
        <draw:custom-shape draw:style-name="gr1" draw:text-style-name="P2" draw:layer="layout" svg:width="3.5cm" svg:height="1cm" svg:x="1.4cm" svg:y="1.755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3.8cm" svg:x="1.4cm" svg:y="2.755cm">
          <text:p text:style-name="P1">id</text:p>
          <text:p text:style-name="P1">nick</text:p>
          <text:p text:style-name="P1">name</text:p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8.9cm" svg:y="1.355cm">
          <text:p text:style-name="P1">device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4.745cm" svg:x="8.9cm" svg:y="2.355cm">
          <text:p text:style-name="P1">id</text:p>
          <text:p text:style-name="P1">name</text:p>
          <text:p text:style-name="P1">key</text:p>
          <text:p text:style-name="P1">id_str</text:p>
          <text:p text:style-name="P1">user id</text:p>
          <text:p text:style-name="P1">type id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626cm" svg:y1="5.871cm" svg:x2="5.092cm" svg:y2="3.469cm" svg:d="M8626 5871h-1767v-2402h-1767" svg:viewBox="0 0 3535 2403">
          <text:p/>
        </draw:connector>
        <draw:custom-shape draw:style-name="gr6" draw:text-style-name="P2" draw:layer="layout" svg:width="3.2cm" svg:height="1cm" svg:x="16.6cm" svg:y="1.745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45cm" svg:height="3.2cm" draw:transform="rotate (-1.5707963267949) translate (19.8cm 2.755cm)">
          <text:p text:style-name="P1">content depend</text:p>
          <text:p text:style-name="P1">on typ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316cm" svg:y1="2.288cm" svg:x2="12.209cm" svg:y2="4.465cm" svg:d="M16316 2288h-2053v2177h-2054" svg:viewBox="0 0 4108 2178">
          <text:p/>
        </draw:connector>
        <draw:custom-shape draw:style-name="gr8" draw:text-style-name="P2" draw:layer="layout" svg:width="4.1cm" svg:height="1cm" svg:x="15.7cm" svg:y="9.5cm">
          <text:p text:style-name="P1">key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cm" svg:height="3.4cm" svg:x="15.7cm" svg:y="10.5cm">
          <text:p text:style-name="P1">Id</text:p>
          <text:p text:style-name="P1">temperature</text:p>
          <text:p text:style-name="P1">humidity</text:p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1cm" svg:height="0.8cm" svg:x="15.7cm" svg:y="8.7cm">
          <text:p text:style-name="P4"><text:span text:style-name="T1">type: th_simp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cm" svg:height="1cm" svg:x="11cm" svg:y="9.5cm">
          <text:p text:style-name="P1">key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1cm" svg:height="2.7cm" svg:x="11cm" svg:y="10.5cm">
          <text:p text:style-name="P1">Id</text:p>
          <text:p text:style-name="P1">temperature</text:p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1cm" svg:height="0.8cm" svg:x="11cm" svg:y="8.7cm">
          <text:p text:style-name="P4"><text:span text:style-name="T1">type: t_si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.4cm" svg:y="7.2cm">
          <text:p text:style-name="P1">type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cm" svg:height="3.1cm" svg:x="1.4cm" svg:y="8.2cm">
          <text:p text:style-name="P1">id</text:p>
          <text:p text:style-name="P1">name</text:p>
          <text:p text:style-name="P1">descrip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634cm" svg:y1="6.502cm" svg:x2="5.181cm" svg:y2="9.068cm" svg:d="M8634 6502h-1726v2566h-1727" svg:viewBox="0 0 3454 2567">
          <text:p/>
        </draw:connector>
      </draw:page>
      <draw:page draw:name="page2" draw:style-name="dp1" draw:master-page-name="Výchozí">
        <draw:custom-shape draw:style-name="gr13" draw:text-style-name="P2" draw:layer="layout" svg:width="3.4cm" svg:height="1cm" svg:x="1.4cm" svg:y="2.182cm">
          <text:p text:style-name="P1">dev_key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cm" svg:height="3.5cm" svg:x="1.4cm" svg:y="3.2cm">
          <text:p text:style-name="P1">id</text:p>
          <text:p text:style-name="P1">temp 1</text:p>
          <text:p text:style-name="P1">temp 2</text:p>
          <text:p text:style-name="P1">tstmp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4cm" svg:height="0.8cm" svg:x="1.4cm" svg:y="1.4cm">
          <text:p text:style-name="P4"><text:span text:style-name="T1">type: smok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1cm" svg:height="1.018cm" svg:x="6.8cm" svg:y="1.4cm">
          <text:p text:style-name="P1">smoke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1cm" svg:height="4.1cm" svg:x="6.8cm" svg:y="2.418cm">
          <text:p text:style-name="P1">id</text:p>
          <text:p text:style-name="P1">dev_id</text:p>
          <text:p text:style-name="P1">name</text:p>
          <text:p text:style-name="P1">evkey</text:p>
          <text:p text:style-name="P1">activ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2cm" svg:height="1.018cm" svg:x="16.9cm" svg:y="1.4cm">
          <text:p text:style-name="P1">smokedata_evkey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2cm" svg:height="3.5cm" svg:x="16.9cm" svg:y="2.418cm">
          <text:p text:style-name="P1">id</text:p>
          <text:p text:style-name="P1">temp 1</text:p>
          <text:p text:style-name="P1">temp 2</text:p>
          <text:p text:style-name="P1">tstmp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2cm" svg:height="1.018cm" svg:x="16.9cm" svg:y="6.4cm">
          <text:p text:style-name="P1">smokenotes_evkey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2cm" svg:height="3.482cm" svg:x="16.9cm" svg:y="7.418cm">
          <text:p text:style-name="P1">id</text:p>
          <text:p text:style-name="P1">note</text:p>
          <text:p text:style-name="P1">image</text:p>
          <text:p text:style-name="P1">tstmp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1.107cm" svg:y1="5.237cm" svg:x2="16.619cm" svg:y2="1.902cm" svg:d="M11107 5237h2756v-3335h2756" svg:viewBox="0 0 5513 3336">
          <text:p/>
        </draw:connector>
        <draw:connector draw:style-name="gr5" draw:text-style-name="P3" draw:layer="layout" svg:x1="11.088cm" svg:y1="5.2cm" svg:x2="16.647cm" svg:y2="6.918cm" svg:d="M11088 5200h2780v1718h2779" svg:viewBox="0 0 5560 1719">
          <text:p/>
        </draw:connector>
      </draw:page>
      <draw:page draw:name="page3" draw:style-name="dp1" draw:master-page-name="Výchozí">
        <draw:custom-shape draw:style-name="gr13" draw:text-style-name="P2" draw:layer="layout" svg:width="3.4cm" svg:height="1cm" svg:x="1.4cm" svg:y="2.182cm">
          <text:p text:style-name="P1">dev_key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4cm" svg:height="4.2cm" svg:x="1.4cm" svg:y="3.2cm">
          <text:p text:style-name="P1">id</text:p>
          <text:p text:style-name="P1">wheight</text:p>
          <text:p text:style-name="P1">beers</text:p>
          <text:p text:style-name="P1">keg_id</text:p>
          <text:p text:style-name="P1">tstmp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4cm" svg:height="0.8cm" svg:x="1.4cm" svg:y="1.4cm">
          <text:p text:style-name="P4"><text:span text:style-name="T1">type: kegato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1cm" svg:height="1.018cm" svg:x="6.8cm" svg:y="1.4cm">
          <text:p text:style-name="P1">keg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1cm" svg:height="4.1cm" svg:x="6.8cm" svg:y="2.418cm">
          <text:p text:style-name="P1">id</text:p>
          <text:p text:style-name="P1">dev_id</text:p>
          <text:p text:style-name="P1">name</text:p>
          <text:p text:style-name="P1">kegkey</text:p>
          <text:p text:style-name="P1">activ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2cm" svg:height="1.018cm" svg:x="16.9cm" svg:y="1.4cm">
          <text:p text:style-name="P1">kegdata_kegkey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2cm" svg:height="3.5cm" svg:x="16.9cm" svg:y="2.418cm">
          <text:p text:style-name="P1">id</text:p>
          <text:p text:style-name="P1">wheight</text:p>
          <text:p text:style-name="P1">beers</text:p>
          <text:p text:style-name="P1">tstmp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2cm" svg:height="1.018cm" svg:x="16.9cm" svg:y="6.4cm">
          <text:p text:style-name="P1">kegnotes_kegkey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2cm" svg:height="3.482cm" svg:x="16.9cm" svg:y="7.418cm">
          <text:p text:style-name="P1">id</text:p>
          <text:p text:style-name="P1">note</text:p>
          <text:p text:style-name="P1">image</text:p>
          <text:p text:style-name="P1">tstmp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1.107cm" svg:y1="5.237cm" svg:x2="16.619cm" svg:y2="1.902cm" svg:d="M11107 5237h2756v-3335h2756" svg:viewBox="0 0 5513 3336">
          <text:p/>
        </draw:connector>
        <draw:connector draw:style-name="gr5" draw:text-style-name="P3" draw:layer="layout" svg:x1="11.088cm" svg:y1="5.2cm" svg:x2="16.647cm" svg:y2="6.918cm" svg:d="M11088 5200h2780v1718h2779" svg:viewBox="0 0 5560 171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15T08:07:50.880000000</meta:creation-date>
    <dc:date>2020-12-16T14:12:00.614000000</dc:date>
    <meta:editing-duration>PT3H18M17S</meta:editing-duration>
    <meta:editing-cycles>2</meta:editing-cycles>
    <meta:generator>LibreOffice/6.3.5.2$Windows_X86_64 LibreOffice_project/dd0751754f11728f69b42ee2af66670068624673</meta:generator>
    <meta:document-statistic meta:object-count="39"/>
  </office:meta>
</office:document-meta>
</file>